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2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table:number-columns-repeated="3"/>
        </table:table-row>
        <table:table-row table:style-name="ro1">
          <table:table-cell office:value-type="string">
            <text:p>New Invoice, no available payments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Invoice with available payment equal to invoice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Invoice with available payment less than invoice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Invoice with available payment greater than invoice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Invoice with multiple payments (payments equal invoice)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Invoice with multiple payments (payments LT invoice)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Invoice with multiple payments (payments GT invoice)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dit Invoice, change quantity or rate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Edit Invoice, add item: No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Edit Invoice, remove item: No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Edit Invoice, add item: With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Edit Invoice, remove item: With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lete Invoice, no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Delete invoice, single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Delete Invoice, multiple payments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3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New Payment, no outstanding invoices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Payment with invoice equal to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Payment, with invoice less than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Payment with invoice greater than payment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Payment with multiple invoices (payment EQ invoices)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Payment with multiple invoices (payment LT invoices)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New Payment with multiple invoices (payment GT invoices)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dit Payment, increase amount, save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Edit Payment decrease amount, save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Edit Payment, increase/decrease amount, n+ times in transaction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Delete Payment, no invoice(s)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Delete Payment, single invoice</text:p>
          </table:table-cell>
          <table:table-cell table:style-name="ce2" office:value-type="string">
            <text:p>P</text:p>
          </table:table-cell>
          <table:table-cell/>
        </table:table-row>
        <table:table-row table:style-name="ro1">
          <table:table-cell office:value-type="string">
            <text:p>Delete Payment, multiple invoices</text:p>
          </table:table-cell>
          <table:table-cell table:style-name="ce4"/>
          <table:table-cell/>
        </table:table-row>
        <table:table-row table:style-name="ro2">
          <table:table-cell office:value-type="string">
            <text:p>Delete Payment, has invoice, unapplied payments exist</text:p>
          </table:table-cell>
          <table:table-cell table:style-name="ce5" office:value-type="string">
            <text:p>F</text:p>
          </table:table-cell>
          <table:table-cell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2/06/2019</text:date>, <text:time>07:4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h Valley Country Club</meta:initial-creator>
    <meta:creation-date>2019-02-03T10:41:47.21</meta:creation-date>
    <dc:date>2019-02-06T07:41:01.42</dc:date>
    <dc:creator>High Valley Country Club</dc:creator>
    <meta:editing-duration>P2DT20H58M50S</meta:editing-duration>
    <meta:editing-cycles>53</meta:editing-cycles>
    <meta:generator>OpenOffice/4.1.3$Win32 OpenOffice.org_project/413m1$Build-9783</meta:generator>
    <meta:document-statistic meta:table-count="3" meta:cell-count="57" meta:object-count="0"/>
  </office:meta>
</office:document-meta>
</file>